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33.3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33.34pt"/>
    </style:style>
    <style:style style:name="co4" style:family="table-column">
      <style:table-column-properties fo:break-before="auto" style:column-width="185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20_AF_5f_IGF1R">
      <style:table-properties table:display="true" style:writing-mode="lr-tb"/>
    </style:style>
    <style:style style:name="ta2" style:family="table" style:master-page-name="PageStyle_5f_AF_5f_STC2">
      <style:table-properties table:display="true" style:writing-mode="lr-tb"/>
    </style:style>
    <style:style style:name="ta3" style:family="table" style:master-page-name="PageStyle_5f_AF_5f_GHR">
      <style:table-properties table:display="true" style:writing-mode="lr-tb"/>
    </style:style>
    <style:style style:name="ta4" style:family="table" style:master-page-name="PageStyle_5f__20_AF_5f_HMGA2">
      <style:table-properties table:display="true" style:writing-mode="lr-tb"/>
    </style:style>
    <style:style style:name="ta5" style:family="table" style:master-page-name="PageStyle_5f_AF_5f_IGF1">
      <style:table-properties table:display="true" style:writing-mode="lr-tb"/>
    </style:style>
    <style:style style:name="ta6" style:family="table" style:master-page-name="PageStyle_5f_AF_5f_SMAD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 AF_IGF1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reed</text:p>
          </table:table-cell>
          <table:table-cell table:style-name="ce1" office:value-type="string" calcext:value-type="string">
            <text:p>Al_freq</text:p>
          </table:table-cell>
          <table:table-cell table:style-name="ce1" office:value-type="string" calcext:value-type="string">
            <text:p>N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2" office:value-type="string" calcext:value-type="string">
            <text:p>Afghan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redal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Malamu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ine_Dachsbrack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ean_Fo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Cattle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enj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varian_Hound_(Bayerischer_Gebirgsschweisshun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ded_Coll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Malino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Sheep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_-_See_Other_Inform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Blanc_Suis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Pi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ese_Mountai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and_Tan_Coon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Russia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Coll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zo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sto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uvier_des_Flandr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ittan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ir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e_Cors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olina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ucasian_Ovchar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valier_King_Charles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sapeake_Bay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Crest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Shar-Pe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oo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ngq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w_Ch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umb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yo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ly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mati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ho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berman_Pinsc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st_Siberian_Lai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Cock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pring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lebucher_Sennen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ras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eld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nish_Lapp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t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nni'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ch_Bull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Hunting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Wirehaired_Po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Jack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don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Da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er_Swiss_Mountai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nlan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_(Canis_Lupus_chanco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ssspit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de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vawa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erian_Wolf_(Canis_lupus_signatus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olf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trian_Shorthaired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alian_Grey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ck_Russell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mt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in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esho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ry_Blu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mond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omfohrlän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nm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brador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dse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pponian_Her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ber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ch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tiff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Bull_Terrier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Schnauz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American_Cocker_Spaniel_and_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Golden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Kerry_Blue_Terrier_and_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Labrador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_Guinea_Sing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gerian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Elk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Lunde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ich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va_Scotia_Duck_Tolling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inge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mbroke_Welsh_Corg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uvian_Inca_Orchi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it_Basset_Griffon_Vende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merani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dle_unspecified_variet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Water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ingchua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_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odesian_Ridgeba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wei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int_Bern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uk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moy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Deer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ba_In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h_Tz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ugh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ft_Coated_Wheate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Gal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Water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none_Italia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Pood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Schnauz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edish_Lapp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_-_Ch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nja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Entered_into_SRA_as_Kunming_Dog_but_clusters_with_Belgian_Malino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merican_Staffordshire_Terrier_and_clusters_with_Staffordshire_Bull_Terriers_-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s_Kunming_Dog_but_clusters_outside_Kunming_Dog_and_German_Shepherd_Dog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Shepherd_but_clusters_with_Australian_Cattle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Terrier_and_clusters_with_Clumber_Spaniels_-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_Hound_but_doesn't_cluster_completely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t_Hound_but_clusters_with_Xiasi/Chongqing_dogs_outside_of_the_Chow_Chow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order_Collie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Cavalier_King_Charles_Spaniel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Dogue_De_Bordeaux_but_doesn't_cluster_completely_possible_mixed_breed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Jack_Russell_Terrer_but_outside_Lakeland_Terrier_Smooth_Fox_Terrier_and_Wire_Fox_Terrier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Portuguese_Pointer_and_clusters_with_Dogue_De_Bordeau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American_Staffordshir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Shih_Tz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Wirehaired_Pointing_Griffon_but_clusters_with_German_Wirehaired_Po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tnamese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Aboriginal_Camp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Borne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Ch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Egyp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Indi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Leban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apua_New_Guine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ortug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Qat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Sub-Saharan_Afri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Taiw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Vietna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zs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imara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_Highland_Whit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pp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iasi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oloitzcuintl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Indigenous_Dog</text:p>
          </table:table-cell>
          <table:table-cell table:style-name="ce2" office:value-type="float" office:value="0.0333333" calcext:value-type="float">
            <text:p>0.033333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ker_Spaniel_(American)</text:p>
          </table:table-cell>
          <table:table-cell table:style-name="ce2" office:value-type="float" office:value="0.0833333" calcext:value-type="float">
            <text:p>0.083333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g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ater_Spaniel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Namibia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Poodle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nter_(English)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gotto_Romagnolo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huahua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ican_Hairless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Dachs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Podengo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tland_Sheep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Yorkshire_Terrier_but_clusters_with_Silky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chshund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orkshire_Terrier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niature_Schnauzer_and_Beag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_Pood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F_STC2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reed</text:p>
          </table:table-cell>
          <table:table-cell table:style-name="ce1" office:value-type="string" calcext:value-type="string">
            <text:p>Al_freq</text:p>
          </table:table-cell>
          <table:table-cell table:style-name="ce1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ican_Hairless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sto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valier_King_Charles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huahu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va_Scotia_Duck_Tolling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h_Tz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order_Collie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Cavalier_King_Charles_Spaniel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Shih_Tzu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g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alian_Greyhound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oloitzcuintli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American_Cocker_Spaniel_and_Beagle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orkshire_Terrier</text:p>
          </table:table-cell>
          <table:table-cell table:style-name="ce2" office:value-type="float" office:value="0.406667" calcext:value-type="float">
            <text:p>0.406667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ine_Dachsbrack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Creste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ch_Bull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Hunting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Pyrenees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ssspitz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trian_Shorthaired_Ho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esho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ry_Blue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pponian_Herd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Pood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Dachs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Labrador_Retriev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inges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meranian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Podengo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ba_Inu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Water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edish_Lapph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_Pood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Terrier_and_clusters_with_Clumber_Spaniels_-_Possible_Mixed_Bree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Jack_Russell_Terrer_but_outside_Lakeland_Terrier_Smooth_Fox_Terrier_and_Wire_Fox_Terrier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ppet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ker_Spaniel_(American)</text:p>
          </table:table-cell>
          <table:table-cell table:style-name="ce2" office:value-type="float" office:value="0.583333" calcext:value-type="float">
            <text:p>0.58333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_Highland_White_Terrier</text:p>
          </table:table-cell>
          <table:table-cell table:style-name="ce2" office:value-type="float" office:value="0.590909" calcext:value-type="float">
            <text:p>0.59090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chshund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Cattle_Dog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Poodle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mbroke_Welsh_Corgi</text:p>
          </table:table-cell>
          <table:table-cell table:style-name="ce2" office:value-type="float" office:value="0.666667" calcext:value-type="float">
            <text:p>0.6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er_Swiss_Mountain_Dog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Terrier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ich_Terrier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int_Bernard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Terrier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Collie</text:p>
          </table:table-cell>
          <table:table-cell table:style-name="ce2" office:value-type="float" office:value="0.766667" calcext:value-type="float">
            <text:p>0.76666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Shepherd_Dog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gotto_Romagnolo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ese_Mountain_Dog</text:p>
          </table:table-cell>
          <table:table-cell table:style-name="ce2" office:value-type="float" office:value="0.805556" calcext:value-type="float">
            <text:p>0.80555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Malamute</text:p>
          </table:table-cell>
          <table:table-cell table:style-name="ce2" office:value-type="float" office:value="0.833333" calcext:value-type="float">
            <text:p>0.8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uvier_des_Flandres</text:p>
          </table:table-cell>
          <table:table-cell table:style-name="ce2" office:value-type="float" office:value="0.833333" calcext:value-type="float">
            <text:p>0.8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Namibia</text:p>
          </table:table-cell>
          <table:table-cell table:style-name="ce2" office:value-type="float" office:value="0.833333" calcext:value-type="float">
            <text:p>0.8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Water_Dog</text:p>
          </table:table-cell>
          <table:table-cell table:style-name="ce2" office:value-type="float" office:value="0.863636" calcext:value-type="float">
            <text:p>0.86363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redale_Terrier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ck_Russell_Terrier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Malinois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India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brador_Retriever</text:p>
          </table:table-cell>
          <table:table-cell table:style-name="ce2" office:value-type="float" office:value="0.916667" calcext:value-type="float">
            <text:p>0.91666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Indigenous_Dog</text:p>
          </table:table-cell>
          <table:table-cell table:style-name="ce2" office:value-type="float" office:value="0.933333" calcext:value-type="float">
            <text:p>0.93333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China</text:p>
          </table:table-cell>
          <table:table-cell table:style-name="ce2" office:value-type="float" office:value="0.940476" calcext:value-type="float">
            <text:p>0.940476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Retriever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_-_China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fghan_Ho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Husk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ean_Fo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enj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varian_Hound_(Bayerischer_Gebirgsschweisshund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g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ded_Colli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Sheepd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_-_See_Other_Informatio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Blanc_Suiss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Pic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and_Tan_Coonho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Russia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ho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zoi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ittan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mastiff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ir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e_Cors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olina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ucasian_Ovchark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sapeake_Bay_Retriev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Shar-Pe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ook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ngqing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w_Cho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umber_Spanie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yo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ly-Coated_Retriev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mati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ho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g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berman_Pinsch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st_Siberian_Laik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Cocker_Spani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et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pringer_Spani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lebucher_Sennenh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ras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eld_Spanie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nish_Lapph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t-Coated_Retriev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nni's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Wirehaired_Point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Jacka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don_Set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Da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nland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ho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_(Canis_Lupus_chanco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de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vawart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erian_Wolf_(Canis_lupus_signatus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Sett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ater_Spani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olfho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mth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ind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mond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omfohrländ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nming_D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dse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berg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che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tiff_(English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Bull_Terrier_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Schnauz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Golden_Retriev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Kerry_Blue_Terrier_and_Beag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niature_Schnauzer_and_Beag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xed_Bree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Siberian_Husk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Tibetan_Mastiff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_Guinea_Singing_D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gerian_Indigenous_D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Elkho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Lundeh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uvian_Inca_Orchi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it_Basset_Griffon_Vendee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nter_(English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dle_unspecified_variet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ingchuan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_Wo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odesian_Ridgeba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weil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uk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moy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Deerho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tland_Sheepd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berian_Husk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ugh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ft_Coated_Wheaten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Galg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none_Italian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Schnauz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njak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Entered_into_SRA_as_Kunming_Dog_but_clusters_with_Belgian_Malino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merican_Staffordshire_Terrier_and_clusters_with_Staffordshire_Bull_Terriers_-_Possible_Mixed_Bree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s_Kunming_Dog_but_clusters_outside_Kunming_Dog_and_German_Shepherd_Dog_clad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Shepherd_but_clusters_with_Australian_Cattle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_Hound_but_doesn't_cluster_completely_possible_mixed_bree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t_Hound_but_clusters_with_Xiasi/Chongqing_dogs_outside_of_the_Chow_Chow_clad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Dogue_De_Bordeaux_but_doesn't_cluster_completely_possible_mixed_breed_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Portuguese_Pointer_and_clusters_with_Dogue_De_Bordeau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American_Staffordshire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erman_Shepherd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reat_Pyrenee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Wirehaired_Pointing_Griffon_but_clusters_with_German_Wirehaired_Point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Yorkshire_Terrier_but_clusters_with_Silky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tnamese_Indigenous_D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Aboriginal_Camp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Borne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Egyp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Leba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apua_New_Guine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ortug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Qata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Sub-Saharan_Afric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Taiwa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Vietna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zsl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imaran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iasi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F_GHR" table:style-name="ta3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reed</text:p>
          </table:table-cell>
          <table:table-cell table:style-name="ce1" office:value-type="string" calcext:value-type="string">
            <text:p>Al_freq</text:p>
          </table:table-cell>
          <table:table-cell table:style-name="ce1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fghan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redal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Malamu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ine_Dachsbrack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ican_Hairless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ean_Fo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enj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Malino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Sheep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Blanc_Suis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Pi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and_Tan_Coon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Russia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zo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e_Cors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olina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ucasian_Ovchar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Shar-Pe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ngq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w_Ch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yo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ly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mati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ho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berman_Pinsc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st_Siberian_Lai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pring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ras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nni'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Hunting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Wirehaired_Po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Jack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don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Da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er_Swiss_Mountai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nlan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_(Canis_Lupus_chanco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de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vawa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erian_Wolf_(Canis_lupus_signatus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at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olf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trian_Shorthaired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alian_Grey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mt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in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ry_Blu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mond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nm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dse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ber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tiff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Bull_Terrier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Golden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Kerry_Blue_Terrier_and_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Labrador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_Guinea_Sing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gerian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it_Basset_Griffon_Vende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nter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ingchua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_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wei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int_Bern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uk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moy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Deer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ugh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Gal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none_Italia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Pood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Schnauz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_-_Ch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nja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merican_Staffordshire_Terrier_and_clusters_with_Staffordshire_Bull_Terriers_-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s_Kunming_Dog_but_clusters_outside_Kunming_Dog_and_German_Shepherd_Dog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_Hound_but_doesn't_cluster_completely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t_Hound_but_clusters_with_Xiasi/Chongqing_dogs_outside_of_the_Chow_Chow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Dogue_De_Bordeaux_but_doesn't_cluster_completely_possible_mixed_breed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Portuguese_Pointer_and_clusters_with_Dogue_De_Bordeau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American_Staffordshir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Wirehaired_Pointing_Griffon_but_clusters_with_German_Wirehaired_Po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tnamese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Aboriginal_Camp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Borne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Namibi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Sub-Saharan_Afri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Taiw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Vietna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zs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imara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pp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iasi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oloitzcuintl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Indigenous_Dog</text:p>
          </table:table-cell>
          <table:table-cell table:style-name="ce2" office:value-type="float" office:value="0.0333333" calcext:value-type="float">
            <text:p>0.033333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China</text:p>
          </table:table-cell>
          <table:table-cell table:style-name="ce2" office:value-type="float" office:value="0.0595238" calcext:value-type="float">
            <text:p>0.0595238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India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ck_Russell_Terrier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Terrier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ft_Coated_Wheaten_Terrier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Shepherd_Dog</text:p>
          </table:table-cell>
          <table:table-cell table:style-name="ce2" office:value-type="float" office:value="0.133333" calcext:value-type="float">
            <text:p>0.13333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brador_Retriever</text:p>
          </table:table-cell>
          <table:table-cell table:style-name="ce2" office:value-type="float" office:value="0.145833" calcext:value-type="float">
            <text:p>0.14583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Cocker_Spaniel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t-Coated_Retriever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ortugal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Retriever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odesian_Ridgeback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Water_Dog</text:p>
          </table:table-cell>
          <table:table-cell table:style-name="ce2" office:value-type="float" office:value="0.227273" calcext:value-type="float">
            <text:p>0.22727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Cattle_Dog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ese_Mountain_Dog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Elkhound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Terrier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Egypt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Qatar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gotto_Romagnolo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lebucher_Sennenhund</text:p>
          </table:table-cell>
          <table:table-cell table:style-name="ce2" office:value-type="float" office:value="0.3125" calcext:value-type="float">
            <text:p>0.312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uvier_des_Flandres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American_Cocker_Spaniel_and_Beagle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Entered_into_SRA_as_Kunming_Dog_but_clusters_with_Belgian_Malinois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Lebanon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apua_New_Guinea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gle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ded_Collie</text:p>
          </table:table-cell>
          <table:table-cell table:style-name="ce2" office:value-type="float" office:value="0.428571" calcext:value-type="float">
            <text:p>0.42857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_-_See_Other_Information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ho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ittan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irn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sapeake_Bay_Retriev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Creste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ook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umber_Spaniel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ch_Bull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ssspitz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esho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pponian_Herd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niature_Schnauzer_and_Beag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va_Scotia_Duck_Tolling_Retriev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uvian_Inca_Orchi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meranian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dle_unspecified_variet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Podengo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tland_Sheep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ba_Inu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Water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Shepherd_but_clusters_with_Australian_Cattle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Terrier_and_clusters_with_Clumber_Spaniels_-_Possible_Mixed_Bree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order_Collie_but_clusters_outside_Toy_Spaniel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Cavalier_King_Charles_Spaniel_but_clusters_outside_Toy_Spaniel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Jack_Russell_Terrer_but_outside_Lakeland_Terrier_Smooth_Fox_Terrier_and_Wire_Fox_Terrier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Yorkshire_Terrier_but_clusters_with_Silky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orkshire_Terrier</text:p>
          </table:table-cell>
          <table:table-cell table:style-name="ce2" office:value-type="float" office:value="0.613333" calcext:value-type="float">
            <text:p>0.613333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ich_Terrier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Collie</text:p>
          </table:table-cell>
          <table:table-cell table:style-name="ce2" office:value-type="float" office:value="0.633333" calcext:value-type="float">
            <text:p>0.63333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ker_Spaniel_(American)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chshund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_Highland_White_Terrier</text:p>
          </table:table-cell>
          <table:table-cell table:style-name="ce2" office:value-type="float" office:value="0.863636" calcext:value-type="float">
            <text:p>0.86363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g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varian_Hound_(Bayerischer_Gebirgsschweisshund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sto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valier_King_Charles_Spani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huahu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eld_Spanie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nish_Lapph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omfohrländ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che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Pood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Schnauz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Dachs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xed_Bree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Lundeh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inges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mbroke_Welsh_Corg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edish_Lapph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_Pood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AF_HMGA2" table:style-name="ta4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Breed</text:p>
          </table:table-cell>
          <table:table-cell table:style-name="ce1" office:value-type="string" calcext:value-type="string">
            <text:p>Al_freq</text:p>
          </table:table-cell>
          <table:table-cell table:style-name="ce1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fghan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redal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Malamu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ine_Dachsbrack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ean_Fo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Cattle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varian_Hound_(Bayerischer_Gebirgsschweisshun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ded_Coll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Malino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Sheep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_-_See_Other_Inform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Blanc_Suis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Pi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and_Tan_Coon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Russia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zo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sto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ittan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e_Cors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olina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ucasian_Ovchar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valier_King_Charles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sapeake_Bay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Shar-Pe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oo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ngq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w_Ch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umb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ker_Spaniel_(American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yo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ly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chs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mati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ho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berman_Pinsc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st_Siberian_Lai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Cock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pring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ras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eld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nish_Lapp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t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Wirehaired_Po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Jack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don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Da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er_Swiss_Mountai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nlan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ssspit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vawa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erian_Wolf_(Canis_lupus_signatus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at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olf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trian_Shorthaired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mt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in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esho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ry_Blu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mond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omfohrlän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nm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brador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gotto_Romagnol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dse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pponian_Herd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ber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tiff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Bull_Terrier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American_Cocker_Spaniel_and_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Golden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Kerry_Blue_Terrier_and_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Labrador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niature_Schnauzer_and_Beag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_Guinea_Sing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gerian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Elk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va_Scotia_Duck_Tolling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mbroke_Welsh_Corg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it_Basset_Griffon_Vende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nter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Water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ingchua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_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odesian_Ridgeba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wei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int_Bern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uk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moy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Deer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ugh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ft_Coated_Wheate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Water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none_Italia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Pood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Schnauz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edish_Lapp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_-_Ch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Entered_into_SRA_as_Kunming_Dog_but_clusters_with_Belgian_Malino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merican_Staffordshire_Terrier_and_clusters_with_Staffordshire_Bull_Terriers_-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s_Kunming_Dog_but_clusters_outside_Kunming_Dog_and_German_Shepherd_Dog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Shepherd_but_clusters_with_Australian_Cattle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Terrier_and_clusters_with_Clumber_Spaniels_-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_Hound_but_doesn't_cluster_completely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t_Hound_but_clusters_with_Xiasi/Chongqing_dogs_outside_of_the_Chow_Chow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order_Collie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Cavalier_King_Charles_Spaniel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Dogue_De_Bordeaux_but_doesn't_cluster_completely_possible_mixed_breed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Portuguese_Pointer_and_clusters_with_Dogue_De_Bordeau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American_Staffordshir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Wirehaired_Pointing_Griffon_but_clusters_with_German_Wirehaired_Po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Aboriginal_Camp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Borne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Indi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Leban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Namibi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apua_New_Guine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Qat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Taiw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Vietna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zs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imara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ppe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iasi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oloitzcuintl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Collie</text:p>
          </table:table-cell>
          <table:table-cell table:style-name="ce2" office:value-type="float" office:value="0.0333333" calcext:value-type="float">
            <text:p>0.033333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_(Canis_Lupus_chanco)</text:p>
          </table:table-cell>
          <table:table-cell table:style-name="ce2" office:value-type="float" office:value="0.0625" calcext:value-type="float">
            <text:p>0.062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China</text:p>
          </table:table-cell>
          <table:table-cell table:style-name="ce2" office:value-type="float" office:value="0.0714286" calcext:value-type="float">
            <text:p>0.0714286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</text:p>
          </table:table-cell>
          <table:table-cell table:style-name="ce2" office:value-type="float" office:value="0.0740741" calcext:value-type="float">
            <text:p>0.074074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Indigenous_Dog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enji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lebucher_Sennenhund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uvier_des_Flandres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Schnauzer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tnamese_Indigenous_Dog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Egypt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ican_Hairless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nni's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ch_Bull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Dachs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uvian_Inca_Orchi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dle_unspecified_variet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Galgo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ortugal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ese_Mountain_Dog</text:p>
          </table:table-cell>
          <table:table-cell table:style-name="ce2" office:value-type="float" office:value="0.527778" calcext:value-type="float">
            <text:p>0.52777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alian_Greyhound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ba_Inu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Terrier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tland_Sheepdog</text:p>
          </table:table-cell>
          <table:table-cell table:style-name="ce2" office:value-type="float" office:value="0.833333" calcext:value-type="float">
            <text:p>0.8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ir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huahu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Crest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Hunting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de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ck_Russell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che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Pood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Lundeh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ich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inges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merania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Podeng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njak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_Pood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Jack_Russell_Terrer_but_outside_Lakeland_Terrier_Smooth_Fox_Terrier_and_Wire_Fox_Terrier_clad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Yorkshire_Terrier_but_clusters_with_Silky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Sub-Saharan_Afric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_Highland_White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orkshire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F_IGF1" table:style-name="ta5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Breed</text:p>
          </table:table-cell>
          <table:table-cell table:style-name="ce1" office:value-type="string" calcext:value-type="string">
            <text:p>Al_freq</text:p>
          </table:table-cell>
          <table:table-cell table:style-name="ce1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Malamu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ine_Dachsbrack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ded_Coll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Malino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Sheep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_-_See_Other_Inform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Blanc_Suis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Pi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and_Tan_Coon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Russia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zo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uvier_des_Flandr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ittan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e_Cors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ucasian_Ovchar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Shar-Pe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oo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ngq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ly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st_Siberian_Lai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ras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nish_Lapp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t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nni'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Wirehaired_Poin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Da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er_Swiss_Mountai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nlan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ssspit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vawa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erian_Wolf_(Canis_lupus_signatus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at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olf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trian_Shorthaired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in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mond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nm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dse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ber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tiff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Golden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_Guinea_Sing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nter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ingchua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odesian_Ridgeba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int_Bern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uk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moy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Deer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ugh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Gal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none_Italia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nja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s_Kunming_Dog_but_clusters_outside_Kunming_Dog_and_German_Shepherd_Dog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Shepherd_but_clusters_with_Australian_Cattle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_Hound_but_doesn't_cluster_completely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t_Hound_but_clusters_with_Xiasi/Chongqing_dogs_outside_of_the_Chow_Chow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Dogue_De_Bordeaux_but_doesn't_cluster_completely_possible_mixed_breed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Portuguese_Pointer_and_clusters_with_Dogue_De_Bordeau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Borne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Taiw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imara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iasi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Wirehaired_Pointing_Griffon_but_clusters_with_German_Wirehaired_Pointer</text:p>
          </table:table-cell>
          <table:table-cell table:style-name="ce2" office:value-type="float" office:value="0.0454545" calcext:value-type="float">
            <text:p>0.045454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ese_Mountain_Dog</text:p>
          </table:table-cell>
          <table:table-cell table:style-name="ce2" office:value-type="float" office:value="0.0555556" calcext:value-type="float">
            <text:p>0.055555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_(Canis_Lupus_chanco)</text:p>
          </table:table-cell>
          <table:table-cell table:style-name="ce2" office:value-type="float" office:value="0.0625" calcext:value-type="float">
            <text:p>0.062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Vietnam</text:p>
          </table:table-cell>
          <table:table-cell table:style-name="ce2" office:value-type="float" office:value="0.0833333" calcext:value-type="float">
            <text:p>0.083333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</text:p>
          </table:table-cell>
          <table:table-cell table:style-name="ce2" office:value-type="float" office:value="0.0925926" calcext:value-type="float">
            <text:p>0.092592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berman_Pinscher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lf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Entered_into_SRA_as_Kunming_Dog_but_clusters_with_Belgian_Malinois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China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Lebanon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Retriever</text:p>
          </table:table-cell>
          <table:table-cell table:style-name="ce2" office:value-type="float" office:value="0.225" calcext:value-type="float">
            <text:p>0.22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don_Setter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ich_Terrier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_Wolf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_Highland_White_Terrier</text:p>
          </table:table-cell>
          <table:table-cell table:style-name="ce2" office:value-type="float" office:value="0.318182" calcext:value-type="float">
            <text:p>0.31818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apua_New_Guinea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Water_Dog</text:p>
          </table:table-cell>
          <table:table-cell table:style-name="ce2" office:value-type="float" office:value="0.363636" calcext:value-type="float">
            <text:p>0.36363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redale_Terrier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brador_Retriever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gerian_Indigenous_Dog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Collie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Indigenous_Dog</text:p>
          </table:table-cell>
          <table:table-cell table:style-name="ce2" office:value-type="float" office:value="0.466667" calcext:value-type="float">
            <text:p>0.46666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mastiff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irn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olina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umber_Spaniel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ett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eld_Spaniel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de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mth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esho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ry_Blue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Elkho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mbroke_Welsh_Corgi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uvian_Inca_Orchi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it_Basset_Griffon_Vendeen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Pood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edish_Lapph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Terrier_and_clusters_with_Clumber_Spaniels_-_Possible_Mixed_Bree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order_Collie_but_clusters_outside_Toy_Spaniel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Cavalier_King_Charles_Spaniel_but_clusters_outside_Toy_Spaniel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Jack_Russell_Terrer_but_outside_Lakeland_Terrier_Smooth_Fox_Terrier_and_Wire_Fox_Terrier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Aboriginal_Camp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Egypt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ortugal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zsla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ppet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_-_China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tnamese_Indigenous_Dog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Cattle_Dog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w_Chow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tland_Sheepdog</text:p>
          </table:table-cell>
          <table:table-cell table:style-name="ce2" office:value-type="float" office:value="0.666667" calcext:value-type="float">
            <text:p>0.6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Namibia</text:p>
          </table:table-cell>
          <table:table-cell table:style-name="ce2" office:value-type="float" office:value="0.666667" calcext:value-type="float">
            <text:p>0.6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gotto_Romagnolo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matian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Cocker_Spaniel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pringer_Spaniel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Terrier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ba_Inu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Qatar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oloitzcuintli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chshund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fghan_Hound</text:p>
          </table:table-cell>
          <table:table-cell table:style-name="ce2" office:value-type="float" office:value="0.833333" calcext:value-type="float">
            <text:p>0.8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ft_Coated_Wheaten_Terrier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Schnauzer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weiler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ican_Hairless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ean_Fo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enj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varian_Hound_(Bayerischer_Gebirgsschweisshund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g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sto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valier_King_Charles_Spani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sapeake_Bay_Retriev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huahu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Creste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ker_Spaniel_(American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yo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ho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g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lebucher_Sennenh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ch_Bulldo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Hunting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Jacka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alian_Greyho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ck_Russell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omfohrländ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pponian_Herd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che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Bull_Terrier_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Pood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Schnauz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American_Cocker_Spaniel_and_Beag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Dachsu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Kerry_Blue_Terrier_and_Beag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Labrador_Retriev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niature_Schnauzer_and_Beag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xed_Bree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Tibetan_Mastiff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Lundeh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va_Scotia_Duck_Tolling_Retriev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inges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merania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dle_unspecified_variet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Podeng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Water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_Pood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merican_Staffordshire_Terrier_and_clusters_with_Staffordshire_Bull_Terriers_-_Possible_Mixed_Bree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American_Staffordshire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Yorkshire_Terrier_but_clusters_with_Silky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Ind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Sub-Saharan_Afric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orkshire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F_SMAD2" table:style-name="ta6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Breed</text:p>
          </table:table-cell>
          <table:table-cell table:style-name="ce1" office:value-type="string" calcext:value-type="string">
            <text:p>Al_freq</text:p>
          </table:table-cell>
          <table:table-cell table:style-name="ce1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fghan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redal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askan_Malamu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ean_Fo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senj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varian_Hound_(Bayerischer_Gebirgsschweisshund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rded_Coll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Sheep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Tervuren_-_See_Other_Inform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Blanc_Suiss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ger_Pic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rnese_Mountai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Russia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zo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ll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ne_Cors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olina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ucasian_Ovchar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sapeake_Bay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Shar-Pe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oo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w_Chow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umb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yo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ly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ho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n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berman_Pinsch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st_Siberian_Laik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Cock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uras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nnish_Lapp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t-Coated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nni'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Jack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rdon_Sett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er_Swiss_Mountai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enlan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_(Canis_Lupus_chanco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ssspitz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vawar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berian_Wolf_(Canis_lupus_signatus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ater_Spanie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Wolf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strian_Shorthaired_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ind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esho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rry_Blu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mondo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nm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brador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ndse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onberg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stiff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Bull_Terrier_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Golden_Retriev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w_Guinea_Singing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gerian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Lunde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nter_(English)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merani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odle_unspecified_variet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ingchuan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d_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hodesian_Ridgebac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tweil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int_Bernar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uk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moy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Deerho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ottish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etland_Sheep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berian_Husk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lough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oft_Coated_Wheaten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Galg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inone_Italia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wedish_Lapphun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Mastiff_-_Chin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njak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merican_Staffordshire_Terrier_and_clusters_with_Staffordshire_Bull_Terriers_-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s_Kunming_Dog_but_clusters_outside_Kunming_Dog_and_German_Shepherd_Dog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Shepherd_but_clusters_with_Australian_Cattle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Australian_Terrier_and_clusters_with_Clumber_Spaniels_-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_Hound_but_doesn't_cluster_completely_possible_mixed_bre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assett_Hound_but_clusters_with_Xiasi/Chongqing_dogs_outside_of_the_Chow_Chow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Border_Collie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Cavalier_King_Charles_Spaniel_but_clusters_outside_Toy_Spaniel_clad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Portuguese_Pointer_and_clusters_with_Dogue_De_Bordeau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American_Staffordshire_Terri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erman_Shepherd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clusters_near_Great_Pyrene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etnamese_Indigenous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Borne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Egyp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Indi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Leban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Namibi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apua_New_Guine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Qat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Sub-Saharan_Afric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Taiwa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Vietna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zsl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imaran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olf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iasi_Do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y_Wolf</text:p>
          </table:table-cell>
          <table:table-cell table:style-name="ce2" office:value-type="float" office:value="0.0185185" calcext:value-type="float">
            <text:p>0.018518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lden_Retriever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China</text:p>
          </table:table-cell>
          <table:table-cell table:style-name="ce2" office:value-type="float" office:value="0.047619" calcext:value-type="float">
            <text:p>0.047619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lgian_Malinoi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Cattle_Dog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tlebucher_Sennenhund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Entered_into_SRA_as_Kunming_Dog_but_clusters_with_Belgian_Malinois</text:p>
          </table:table-cell>
          <table:table-cell table:style-name="ce2" office:value-type="float" office:value="0.166667" calcext:value-type="float">
            <text:p>0.1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Collie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gotto_Romagnolo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valier_King_Charles_Spaniel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lmatian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lish_Springer_Spaniel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rench_Bulldog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egian_Elkhound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Poodle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eat_Dane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Wirehaired_Pointing_Griffon_but_clusters_with_German_Wirehaired_Pointer</text:p>
          </table:table-cell>
          <table:table-cell table:style-name="ce2" office:value-type="float" office:value="0.318182" calcext:value-type="float">
            <text:p>0.31818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uvier_des_Flandres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Portugal</text:p>
          </table:table-cell>
          <table:table-cell table:style-name="ce2" office:value-type="float" office:value="0.333333" calcext:value-type="float">
            <text:p>0.3333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rwich_Terrier</text:p>
          </table:table-cell>
          <table:table-cell table:style-name="ce2" office:value-type="float" office:value="0.375" calcext:value-type="float">
            <text:p>0.3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pine_Dachsbrack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merican_Hairless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ag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ck_and_Tan_Coonho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ston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x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ittany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irn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nese_Creste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o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Hunting_Terri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Sett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mth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romfohrländ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pponian_Herd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chen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American_Cocker_Spaniel_and_Beag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Dachsun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Kerry_Blue_Terrier_and_Beag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Labrador_Retriev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va_Scotia_Duck_Tolling_Retriev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uvian_Inca_Orchid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tit_Basset_Griffon_Vendeen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Podengo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anish_Water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ndard_Schnauzer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y_Poodl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Jack_Russell_Terrer_but_outside_Lakeland_Terrier_Smooth_Fox_Terrier_and_Wire_Fox_Terrier_clade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llage_Dog_-_Aboriginal_Camp_Dog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ippet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ker_Spaniel_(American)</text:p>
          </table:table-cell>
          <table:table-cell table:style-name="ce2" office:value-type="float" office:value="0.583333" calcext:value-type="float">
            <text:p>0.58333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tuguese_Water_Dog</text:p>
          </table:table-cell>
          <table:table-cell table:style-name="ce2" office:value-type="float" office:value="0.590909" calcext:value-type="float">
            <text:p>0.590909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achshund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ack_Russell_Terrier</text:p>
          </table:table-cell>
          <table:table-cell table:style-name="ce2" office:value-type="float" office:value="0.625" calcext:value-type="float">
            <text:p>0.62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mbroke_Welsh_Corgi</text:p>
          </table:table-cell>
          <table:table-cell table:style-name="ce2" office:value-type="float" office:value="0.666667" calcext:value-type="float">
            <text:p>0.66666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st_Highland_White_Terrier</text:p>
          </table:table-cell>
          <table:table-cell table:style-name="ce2" office:value-type="float" office:value="0.681818" calcext:value-type="float">
            <text:p>0.68181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sh_Terrier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Poodle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ba_Inu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oloitzcuintli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rder_Terrier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g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orkshire_Terrier</text:p>
          </table:table-cell>
          <table:table-cell table:style-name="ce2" office:value-type="float" office:value="0.973333" calcext:value-type="float">
            <text:p>0.973333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stralian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ihuahu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ongqing_Do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eld_Spanie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erman_Wirehaired_Point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de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alian_Greyhou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ature_Schnauz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X:_Miniature_Schnauzer_and_Beagl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inges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betan_Terr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Dogue_De_Bordeaux_but_doesn't_cluster_completely_possible_mixed_breed_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Unknown_breed_but_clusters_with_Shih_Tzu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KNOWN_-_Marked_Yorkshire_Terrier_but_clusters_with_Silky_Terri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20_AF_5f_IGF1R" style:display-name="PageStyle_ AF_IGF1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_5f_STC2" style:display-name="PageStyle_AF_STC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_5f_GHR" style:display-name="PageStyle_AF_GH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AF_5f_HMGA2" style:display-name="PageStyle_ AF_HMG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_5f_IGF1" style:display-name="PageStyle_AF_IGF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_5f_SMAD2" style:display-name="PageStyle_AF_SMAD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600" meta:object-count="0"/>
    <meta:generator>LibreOfficeDev/6.0.5.2$Linux_X86_64 LibreOffice_project/</meta:generator>
  </office:meta>
</office:document-meta>
</file>